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4A00000598E4177D3D.png"/>
  <manifest:file-entry manifest:media-type="image/png" manifest:full-path="Pictures/10000000000004120000048F6306DBF2.png"/>
  <manifest:file-entry manifest:media-type="image/png" manifest:full-path="Pictures/1000000000000524000003899DE5B4FF.png"/>
  <manifest:file-entry manifest:media-type="image/png" manifest:full-path="Pictures/1000000000000115000000F9CB55C992.png"/>
  <manifest:file-entry manifest:media-type="image/png" manifest:full-path="Pictures/10000000000001E200000129A9DBB3A7.png"/>
  <manifest:file-entry manifest:media-type="image/png" manifest:full-path="Pictures/100000000000020D000002D1A63D40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10.478cm" svg:height="11.082cm" svg:x="15cm" svg:y="7.418cm">
          <draw:image xlink:href="Pictures/100000000000054A00000598E4177D3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remin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2">Theremin picture?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4" draw:layer="layout" svg:width="25.199cm" svg:height="3.506cm" svg:x="-6.199cm" svg:y="1.494cm" presentation:class="title" presentation:user-transformed="true">
          <draw:text-box>
            <text:p>History</text:p>
          </draw:text-box>
        </draw:frame>
        <draw:frame presentation:style-name="pr5" draw:text-style-name="P3" draw:layer="layout" svg:width="10.6cm" svg:height="13.85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3.448cm" svg:height="15.062cm" svg:x="13.5cm" svg:y="2.5cm">
          <draw:image xlink:href="Pictures/10000000000004120000048F6306DBF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draw:frame draw:style-name="gr1" draw:text-style-name="P1" draw:layer="layout" svg:width="28cm" svg:height="21cm" svg:x="0cm" svg:y="0cm">
          <draw:image xlink:href="Pictures/1000000000000524000003899DE5B4FF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1">Basic Concept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4" draw:layer="layout" svg:width="25.199cm" svg:height="3.506cm" svg:x="1.4cm" svg:y="0.837cm" presentation:class="title">
          <draw:text-box>
            <text:p>555 IC Timer Circuit</text:p>
          </draw:text-box>
        </draw:frame>
        <draw:frame draw:style-name="gr1" draw:text-style-name="P1" draw:layer="layout" svg:width="16.687cm" svg:height="15cm" svg:x="5cm" svg:y="4.5cm">
          <draw:image xlink:href="Pictures/1000000000000115000000F9CB55C99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Two 555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draw:frame presentation:style-name="pr4" draw:layer="layout" svg:width="10.599cm" svg:height="3.506cm" svg:x="16cm" svg:y="0.837cm" presentation:class="title" presentation:user-transformed="true">
          <draw:text-box>
            <text:p>4046 VCO</text:p>
          </draw:text-box>
        </draw:frame>
        <draw:frame presentation:style-name="pr5" draw:layer="layout" svg:width="10.099cm" svg:height="13.859cm" svg:x="16.5cm" svg:y="4.914cm" presentation:class="outline" presentation:placeholder="true" presentation:user-transformed="true">
          <draw:text-box/>
        </draw:frame>
        <draw:frame draw:style-name="gr1" draw:text-style-name="P1" draw:layer="layout" svg:width="15.292cm" svg:height="21cm" svg:x="0cm" svg:y="0cm">
          <draw:image xlink:href="Pictures/100000000000020D000002D1A63D407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Mixer Circuit</text:p>
          </draw:text-box>
        </draw:frame>
        <draw:frame draw:style-name="gr1" draw:text-style-name="P1" draw:layer="layout" svg:width="20.192cm" svg:height="12.441cm" svg:x="4.5cm" svg:y="6cm">
          <draw:image xlink:href="Pictures/10000000000001E200000129A9DBB3A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draw:frame presentation:style-name="pr4" draw:layer="layout" svg:width="25.199cm" svg:height="3.506cm" svg:x="1.4cm" svg:y="0.837cm" presentation:class="title">
          <draw:text-box>
            <text:p>555 Again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4" draw:layer="layout" svg:width="25.199cm" svg:height="3.506cm" svg:x="1.4cm" svg:y="0.837cm" presentation:class="title">
          <draw:text-box>
            <text:p>Conclusion – Where are we heading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GB" style:letter-kerning="true" style:font-family-asian="'DejaVu Sans'" style:font-family-generic-asian="swiss" style:font-pitch-asian="variable" style:font-size-asian="12pt" style:language-asian="zh" style:country-asian="CN" style:font-family-complex="'DejaVu Sans'" style:font-family-generic-complex="swiss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" style:family="graphic">
      <style:paragraph-properties fo:margin-top="0cm" fo:margin-bottom="0.374cm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y2x </meta:initial-creator>
    <meta:creation-date>2012-02-06T15:05:45</meta:creation-date>
    <meta:editing-duration>PT1H21M13S</meta:editing-duration>
    <meta:editing-cycles>6</meta:editing-cycles>
    <dc:date>2012-02-06T17:46:18</dc:date>
    <dc:creator>y2x </dc:creator>
    <meta:generator>LibreOffice/3.3$Linux LibreOffice_project/330m19$Build-8</meta:generator>
    <meta:document-statistic meta:object-count="59"/>
  </office:meta>
</office:document-meta>
</file>